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" manifest:full-path="ObjectReplacements/Object 18"/>
  <manifest:file-entry manifest:media-type="" manifest:full-path="ObjectReplacements/"/>
  <manifest:file-entry manifest:media-type="text/xml" manifest:full-path="styles.xml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cc" draw:opacity="100%" draw:textarea-horizontal-align="justify" draw:textarea-vertical-align="middle" draw:auto-grow-height="false" fo:padding-top="0.137cm" fo:padding-bottom="0.137cm" fo:padding-left="0.262cm" fo:padding-right="0.262cm" draw:shadow-opacity="100%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99ccff" draw:opacity="50%" draw:textarea-horizontal-align="justify" draw:textarea-vertical-align="middle" draw:auto-grow-height="false" fo:padding-top="0.137cm" fo:padding-bottom="0.137cm" fo:padding-left="0.262cm" fo:padding-right="0.262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00ae00" draw:opacity="50%" draw:textarea-horizontal-align="justify" draw:textarea-vertical-align="middle" draw:auto-grow-height="false" fo:padding-top="0.137cm" fo:padding-bottom="0.137cm" fo:padding-left="0.262cm" fo:padding-right="0.262cm" draw:shadow-opacity="50%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25cm" svg:stroke-color="#000000" draw:marker-start-width="0.237cm" draw:marker-end-width="0.237cm" draw:fill="solid" draw:fill-color="#ff0000" draw:opacity="50%" draw:textarea-horizontal-align="justify" draw:textarea-vertical-align="middle" draw:auto-grow-height="false" fo:padding-top="0.137cm" fo:padding-bottom="0.137cm" fo:padding-left="0.262cm" fo:padding-right="0.262cm" draw:shadow-opacity="50%"/>
    </style:style>
    <style:style style:name="gr8" style:family="graphic" style:parent-style-name="standard">
      <style:graphic-properties svg:stroke-width="0.025cm" svg:stroke-color="#000000" draw:marker-start-width="0.237cm" draw:marker-end-width="0.237cm" draw:fill="solid" draw:fill-color="#2323dc" draw:opacity="50%" draw:textarea-horizontal-align="justify" draw:textarea-vertical-align="middle" draw:auto-grow-height="false" fo:padding-top="0.137cm" fo:padding-bottom="0.137cm" fo:padding-left="0.262cm" fo:padding-right="0.262cm" draw:shadow-opacity="50%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5e11a6" draw:opacity="50%" draw:textarea-horizontal-align="justify" draw:textarea-vertical-align="middle" draw:auto-grow-height="false" fo:padding-top="0.137cm" fo:padding-bottom="0.137cm" fo:padding-left="0.262cm" fo:padding-right="0.262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45cm" svg:height="1.514cm" svg:x="0.252cm" svg:y="0.073cm">
          <text:p text:style-name="P1"><text:span text:style-name="T1">Map</text:span></text:p>
          <text:p text:style-name="P1"><text:span text:style-name="T2">Generate new topology elements (values)</text:span></text:p>
          <text:p text:style-name="P1"><text:span text:style-name="T2">Identify spawning input elements (key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999cm" svg:height="0.999cm" svg:x="-0.508cm" svg:y="7.56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1" draw:text-style-name="P1" draw:layer="layout" svg:width="4.803cm" svg:height="1.511cm" svg:x="1.173cm" svg:y="5.063cm">
          <text:p text:style-name="P1"><text:span text:style-name="T1">Reduce</text:span></text:p>
          <text:p text:style-name="P1"><text:span text:style-name="T2">Merge coincident components</text:span></text:p>
          <text:p text:style-name="P1"><text:span text:style-name="T2">Output connected topolog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2" draw:layer="layout" svg:width="0.772cm" svg:height="3.453cm" svg:x="2.403cm" svg:y="1.592cm">
            <text:p text:style-name="P2"/>
            <draw:enhanced-geometry svg:viewBox="0 0 21600 21600" draw:mirror-horizontal="false" draw:mirror-vertical="false" draw:text-areas="?f0 0 ?f2 ?f5" draw:type="down-arrow" draw:modifiers="18473.1905037638 5532.7296248382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1" draw:layer="layout" svg:width="3.391cm" svg:height="1.474cm" svg:x="3.319cm" svg:y="2.559cm">
            <text:p text:style-name="P1"><text:span text:style-name="T1">Partition</text:span></text:p>
            <text:p text:style-name="P1"><text:span text:style-name="T2">Group identical key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2.932cm" svg:height="0.645cm" svg:x="4.144cm" svg:y="1.771cm">
            <draw:text-box>
              <text:p text:style-name="P3"><text:span text:style-name="T3">Key/Value pairs</text:span></text:p>
            </draw:text-box>
          </draw:frame>
          <draw:custom-shape draw:style-name="gr5" draw:text-style-name="P2" draw:layer="layout" svg:width="0.772cm" svg:height="0.999cm" svg:x="3.558cm" svg:y="4.049cm">
            <text:p/>
            <draw:enhanced-geometry svg:viewBox="0 0 21600 21600" draw:mirror-horizontal="false" draw:mirror-vertical="false" draw:text-areas="?f0 0 ?f2 ?f5" draw:type="down-arrow" draw:modifiers="11080.8 5784.2173350582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" draw:text-style-name="P2" draw:layer="layout" svg:width="2.61cm" svg:height="1.039cm" svg:x="4.126cm" svg:y="4.057cm">
            <draw:text-box>
              <text:p text:style-name="P2"><text:span text:style-name="T3">Values with </text:span><text:span text:style-name="T3"><text:line-break/></text:span><text:span text:style-name="T3">identical keys</text:span></text:p>
            </draw:text-box>
          </draw:frame>
          <draw:custom-shape draw:style-name="gr5" draw:text-style-name="P2" draw:layer="layout" svg:width="0.745cm" svg:height="0.965cm" svg:x="3.571cm" svg:y="1.598cm">
            <text:p/>
            <draw:enhanced-geometry svg:viewBox="0 0 21600 21600" draw:mirror-horizontal="false" draw:mirror-vertical="false" draw:text-areas="?f0 0 ?f2 ?f5" draw:type="down-arrow" draw:modifiers="11080.8 5784.2173350582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6" draw:text-style-name="P1" draw:layer="layout" svg:x1="3.952cm" svg:y1="1.9cm" svg:x2="4.362cm" svg:y2="2.031cm">
            <text:p/>
          </draw:line>
          <draw:line draw:style-name="gr6" draw:text-style-name="P1" draw:layer="layout" svg:x1="3.952cm" svg:y1="4.284cm" svg:x2="4.362cm" svg:y2="4.415cm">
            <text:p/>
          </draw:line>
          <draw:frame draw:style-name="gr4" draw:text-style-name="P2" draw:layer="layout" svg:width="2.492cm" svg:height="1.039cm" svg:x="0.072cm" svg:y="2.805cm">
            <draw:text-box>
              <text:p text:style-name="P2"><text:span text:style-name="T3">Unique</text:span></text:p>
              <text:p text:style-name="P2"><text:span text:style-name="T3">Components</text:span></text:p>
            </draw:text-box>
          </draw:frame>
          <draw:line draw:style-name="gr6" draw:text-style-name="P1" draw:layer="layout" svg:x1="2.085cm" svg:y1="3.268cm" svg:x2="2.74cm" svg:y2="3.055cm">
            <text:p/>
          </draw:line>
        </draw:g>
        <draw:g>
          <draw:custom-shape draw:style-name="gr7" draw:text-style-name="P2" draw:layer="layout" svg:width="0.772cm" svg:height="0.999cm" svg:x="1.972cm" svg:y="6.572cm">
            <text:p text:style-name="P2"/>
            <draw:enhanced-geometry svg:viewBox="0 0 21600 21600" draw:mirror-horizontal="false" draw:mirror-vertical="false" draw:text-areas="?f0 0 ?f2 ?f5" draw:type="down-arrow" draw:modifiers="11080.8 5784.2173350582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2" draw:layer="layout" svg:width="0.772cm" svg:height="0.999cm" svg:x="3.201cm" svg:y="6.573cm">
            <text:p text:style-name="P2"/>
            <draw:enhanced-geometry svg:viewBox="0 0 21600 21600" draw:mirror-horizontal="false" draw:mirror-vertical="false" draw:text-areas="?f0 0 ?f2 ?f5" draw:type="down-arrow" draw:modifiers="11080.8 5784.2173350582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2" draw:layer="layout" svg:width="0.772cm" svg:height="0.999cm" svg:x="4.404cm" svg:y="6.574cm">
            <text:p text:style-name="P2"/>
            <draw:enhanced-geometry svg:viewBox="0 0 21600 21600" draw:mirror-horizontal="false" draw:mirror-vertical="false" draw:text-areas="?f0 0 ?f2 ?f5" draw:type="down-arrow" draw:modifiers="11080.8 5784.2173350582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4" draw:text-style-name="P2" draw:layer="layout" svg:width="6.899cm" svg:height="0.645cm" svg:x="0.125cm" svg:y="7.568cm">
          <draw:text-box>
            <text:p text:style-name="P2"><text:span text:style-name="T3">Connection, Coordinate, and Field array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112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Miller</meta:initial-creator>
    <meta:creation-date>2012-07-09T11:42:50</meta:creation-date>
    <dc:date>2012-07-09T12:47:15</dc:date>
    <dc:creator>Robert Miller</dc:creator>
    <meta:editing-duration>PT00H04M28S</meta:editing-duration>
    <meta:editing-cycles>1</meta:editing-cycles>
    <meta:document-statistic meta:object-count="19"/>
    <meta:generator>OpenOffice.org/3.2$Unix OpenOffice.org_project/320m19$Build-9505</meta:generator>
  </office:meta>
</office:document-meta>
</file>

<file path=Object 18/content.xml><?xml version="1.0" encoding="utf-8"?>
<math xmlns="http://www.w3.org/1998/Math/MathML">
  <mrow/>
</math>
</file>